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780000004387A6245E754A6CDB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9.121cm, 23.794cm, 3.991cm, 11.763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text-style-name="P1" draw:layer="layout" svg:width="5cm" svg:height="5cm" svg:x="6.2cm" svg:y="10.8cm">
          <draw:image xlink:href="Pictures/1000000000000780000004387A6245E754A6CDB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6-21T14:35:56.337703107</dc:date>
    <meta:editing-duration>PT51S</meta:editing-duration>
    <meta:editing-cycles>1</meta:editing-cycles>
    <meta:document-statistic meta:object-count="1"/>
    <meta:generator>LibreOffice/5.2.3.2$Linux_x86 LibreOffice_project/20m0$Build-2</meta:generator>
  </office:meta>
</office:document-meta>
</file>